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1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 style:data-style-name="N121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10"/>
    <style:style style:name="ce7" style:family="table-cell" style:parent-style-name="Default" style:data-style-name="N3"/>
    <style:style style:name="ce8" style:family="table-cell" style:parent-style-name="Default" style:data-style-name="N122">
      <style:table-cell-properties fo:background-color="#f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1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illion COP / year</text:p>
          </table:table-cell>
          <table:table-cell office:value-type="string" calcext:value-type="string">
            <text:p>p</text:p>
          </table:table-cell>
          <table:table-cell/>
          <table:table-cell table:style-name="Default"/>
          <table:table-cell table:style-name="Default" office:value-type="string" calcext:value-type="string">
            <text:p>Billion COP / year</text:p>
          </table:table-cell>
          <table:table-cell table:style-name="Default"/>
          <table:table-cell/>
          <table:table-cell office:value-type="string" calcext:value-type="string">
            <text:p>Value selon Santiago:</text:p>
          </table:table-cell>
          <table:table-cell table:style-name="ce7" office:value-type="float" office:value="33323.7730833334" calcext:value-type="float">
            <text:p>33,324</text:p>
          </table:table-cell>
        </table:table-row>
        <table:table-row table:style-name="ro1">
          <table:table-cell table:number-columns-repeated="2"/>
          <table:table-cell office:value-type="float" office:value="1.1383877" calcext:value-type="float">
            <text:p>1.1383877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acteur correctif:</text:p>
          </table:table-cell>
          <table:table-cell table:style-name="ce8" table:formula="of:=[.J1]/SUM([.F3:.F7])" office:value-type="float" office:value="0.217275916725534" calcext:value-type="float">
            <text:p>0.217</text:p>
          </table:table-cell>
        </table:table-row>
        <table:table-row table:style-name="ro1">
          <table:table-cell office:value-type="string" calcext:value-type="string">
            <text:p>C_maint_CO</text:p>
          </table:table-cell>
          <table:table-cell office:value-type="float" office:value="42440.5" calcext:value-type="float">
            <text:p>42440.5</text:p>
          </table:table-cell>
          <table:table-cell table:number-columns-repeated="2"/>
          <table:table-cell office:value-type="string" calcext:value-type="string" table:number-columns-spanned="1" table:number-rows-spanned="2">
            <text:p>C_maint</text:p>
          </table:table-cell>
          <table:table-cell table:formula="of:=([.B3]+[.B4])*[.$C$2]" office:value-type="float" office:value="48313.74318185" calcext:value-type="float">
            <text:p>48313.7</text:p>
          </table:table-cell>
          <table:table-cell table:formula="of:=[.F3]/SUM([.$F$3:.$F$8])" office:value-type="percentage" office:value="0.315012733222838" calcext:value-type="percentage">
            <text:p>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maint_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_inv_CO</text:p>
          </table:table-cell>
          <table:table-cell office:value-type="float" office:value="20461.5" calcext:value-type="float">
            <text:p>20461.5</text:p>
          </table:table-cell>
          <table:table-cell table:number-columns-repeated="2"/>
          <table:table-cell office:value-type="string" calcext:value-type="string" table:number-columns-spanned="1" table:number-rows-spanned="2">
            <text:p>C_inv</text:p>
          </table:table-cell>
          <table:table-cell table:formula="of:=([.B5]+[.B6])*[.$C$2]" office:value-type="float" office:value="76901.39045933" calcext:value-type="float">
            <text:p>76901.4</text:p>
          </table:table-cell>
          <table:table-cell table:formula="of:=[.F5]/SUM([.$F$3:.$F$8])" office:value-type="percentage" office:value="0.501408410978406" calcext:value-type="percentage">
            <text:p>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nv_M</text:p>
          </table:table-cell>
          <table:table-cell office:value-type="float" office:value="47091.4" calcext:value-type="float">
            <text:p>47091.4</text:p>
          </table:table-cell>
          <table:table-cell table:number-columns-repeated="2"/>
          <table:covered-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_op_CO</text:p>
          </table:table-cell>
          <table:table-cell office:value-type="float" office:value="22889.3" calcext:value-type="float">
            <text:p>22889.3</text:p>
          </table:table-cell>
          <table:table-cell table:number-columns-repeated="2"/>
          <table:table-cell office:value-type="string" calcext:value-type="string" table:number-columns-spanned="1" table:number-rows-spanned="2">
            <text:p>C_op</text:p>
          </table:table-cell>
          <table:table-cell table:formula="of:=([.B7]+[.B8])*[.$C$2]" office:value-type="float" office:value="28155.62914533" calcext:value-type="float">
            <text:p>28155.6</text:p>
          </table:table-cell>
          <table:table-cell table:formula="of:=[.F7]/SUM([.$F$3:.$F$8])" office:value-type="percentage" office:value="0.183578855798756" calcext:value-type="percentage">
            <text:p>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op_M</text:p>
          </table:table-cell>
          <table:table-cell office:value-type="float" office:value="1843.6" calcext:value-type="float">
            <text:p>1843.6</text:p>
          </table:table-cell>
          <table:table-cell table:number-columns-repeated="2"/>
          <table:covered-table-cell/>
          <table:table-cell table:style-name="ce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0">
      <number:number number:decimal-places="11" number:min-decimal-places="11" number:min-integer-digits="1"/>
    </number:number-style>
    <number:number-style style:name="N159">
      <number:number number:decimal-places="12" number:min-decimal-places="12" number:min-integer-digits="1"/>
    </number:number-style>
    <number:number-style style:name="N158">
      <number:number number:decimal-places="13" number:min-decimal-places="13" number:min-integer-digits="1"/>
    </number:number-style>
    <number:number-style style:name="N157">
      <number:number number:decimal-places="14" number:min-decimal-places="14" number:min-integer-digits="1"/>
    </number:number-style>
    <number:number-style style:name="N156">
      <number:number number:decimal-places="7" number:min-decimal-places="7" number:min-integer-digits="1" number:grouping="true"/>
    </number:number-style>
    <number:number-style style:name="N155">
      <number:number number:decimal-places="6" number:min-decimal-places="6" number:min-integer-digits="1" number:grouping="true"/>
    </number:number-style>
    <number:number-style style:name="N154">
      <number:number number:decimal-places="5" number:min-decimal-places="5" number:min-integer-digits="1" number:grouping="true"/>
    </number:number-style>
    <number:number-style style:name="N153">
      <number:number number:decimal-places="4" number:min-decimal-places="4" number:min-integer-digits="1" number:grouping="true"/>
    </number:number-style>
    <number:number-style style:name="N152">
      <number:number number:decimal-places="3" number:min-decimal-places="3" number:min-integer-digits="1" number:grouping="true"/>
    </number:number-style>
    <number:number-style style:name="N151">
      <number:number number:decimal-places="1" number:min-decimal-places="1" number:min-integer-digits="1" number:grouping="true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>
      <number:minutes number:style="long"/>
      <number:text>:</number:text>
      <number:seconds number:style="long" number:decimal-places="1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</number:time-style>
    <number:currency-style style:name="N14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text> </number:text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2">
      <number:month/>
      <number:text>/</number:text>
      <number:day/>
      <number:text>/</number:text>
      <number:year number:style="long"/>
    </number:dat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percentage-style style:name="N127">
      <number:number number:decimal-places="1" number:min-decimal-places="1" number:min-integer-digits="1"/>
      <number:text>%</number:text>
    </number:percentage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8:50:54.900729811</meta:creation-date>
    <dc:date>2024-05-07T19:16:45.068886199</dc:date>
    <meta:editing-duration>PT3M51S</meta:editing-duration>
    <meta:editing-cycles>3</meta:editing-cycles>
    <meta:generator>LibreOffice/7.3.7.2$Linux_X86_64 LibreOffice_project/30$Build-2</meta:generator>
    <meta:document-statistic meta:table-count="1" meta:cell-count="29" meta:object-count="0"/>
  </office:meta>
</office:document-meta>
</file>